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6.2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1" style:family="table-cell" style:parent-style-name="Default" style:data-style-name="N37"/>
    <style:style style:name="ce6" style:family="table-cell" style:parent-style-name="Default" style:data-style-name="N37">
      <style:text-properties fo:color="#ce181e" fo:font-weight="bold" style:font-weight-asian="bold" style:font-weight-complex="bold"/>
    </style:style>
    <style:style style:name="ce2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Fecha foto</text:p>
          </table:table-cell>
          <table:table-cell table:style-name="ce6" office:value-type="string" calcext:value-type="string">
            <text:p>Fecha subid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eris brassicae </text:p>
          </table:table-cell>
          <table:table-cell table:number-columns-repeated="2"/>
          <table:table-cell office:value-type="date" office:date-value="2011-10-02" calcext:value-type="date">
            <text:p>02/10/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eris brassicae </text:p>
          </table:table-cell>
          <table:table-cell table:number-columns-repeated="2"/>
          <table:table-cell office:value-type="date" office:date-value="2019-03-27" calcext:value-type="date">
            <text:p>27/03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pilio machaon</text:p>
          </table:table-cell>
          <table:table-cell table:number-columns-repeated="2"/>
          <table:table-cell office:value-type="date" office:date-value="2019-03-28" calcext:value-type="date">
            <text:p>28/03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eris rapae</text:p>
          </table:table-cell>
          <table:table-cell table:number-columns-repeated="2"/>
          <table:table-cell office:value-type="date" office:date-value="2019-03-28" calcext:value-type="date">
            <text:p>28/03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llophrys rubi</text:p>
          </table:table-cell>
          <table:table-cell table:number-columns-repeated="2"/>
          <table:table-cell office:value-type="date" office:date-value="2019-04-07" calcext:value-type="date">
            <text:p>07/04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iommata megera</text:p>
          </table:table-cell>
          <table:table-cell table:number-columns-repeated="2"/>
          <table:table-cell office:value-type="date" office:date-value="2019-04-07" calcext:value-type="date">
            <text:p>07/04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nessa atalanta</text:p>
          </table:table-cell>
          <table:table-cell table:number-columns-repeated="2"/>
          <table:table-cell office:value-type="date" office:date-value="2019-04-19" calcext:value-type="date">
            <text:p>19/04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rge aegeria</text:p>
          </table:table-cell>
          <table:table-cell table:number-columns-repeated="2"/>
          <table:table-cell office:value-type="date" office:date-value="2019-04-19" calcext:value-type="date">
            <text:p>19/04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eris napi</text:p>
          </table:table-cell>
          <table:table-cell table:number-columns-repeated="2"/>
          <table:table-cell office:value-type="date" office:date-value="2019-04-19" calcext:value-type="date">
            <text:p>19/04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chadorus alceae</text:p>
          </table:table-cell>
          <table:table-cell table:number-columns-repeated="2"/>
          <table:table-cell office:value-type="date" office:date-value="2019-04-19" calcext:value-type="date">
            <text:p>19/04/19</text:p>
          </table:table-cell>
          <table:table-cell/>
          <table:table-cell table:style-name="ce1" office:value-type="date" office:date-value="2019-09-15" calcext:value-type="date">
            <text:p>15/09/19</text:p>
          </table:table-cell>
          <table:table-cell table:style-name="ce5"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ronia batsheba</text:p>
          </table:table-cell>
          <table:table-cell table:number-columns-repeated="2"/>
          <table:table-cell office:value-type="date" office:date-value="2019-05-23" calcext:value-type="date">
            <text:p>23/05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ronia batsheba</text:p>
          </table:table-cell>
          <table:table-cell table:number-columns-repeated="2"/>
          <table:table-cell office:value-type="date" office:date-value="2019-05-23" calcext:value-type="date">
            <text:p>23/05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iola jurtina</text:p>
          </table:table-cell>
          <table:table-cell table:number-columns-repeated="2"/>
          <table:table-cell office:value-type="date" office:date-value="2019-05-23" calcext:value-type="date">
            <text:p>23/05/19</text:p>
          </table:table-cell>
          <table:table-cell table:style-name="Default"/>
          <table:table-cell table:style-name="ce1" office:value-type="date" office:date-value="2019-09-15" calcext:value-type="date">
            <text:p>15/09/19</text:p>
          </table:table-cell>
          <table:table-cell table:style-name="ce5"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hiclides feisthamelii</text:p>
          </table:table-cell>
          <table:table-cell table:number-columns-repeated="2"/>
          <table:table-cell office:value-type="date" office:date-value="2019-05-24" calcext:value-type="date">
            <text:p>24/05/19</text:p>
          </table:table-cell>
          <table:table-cell/>
          <table:table-cell table:style-name="ce1" office:value-type="date" office:date-value="2019-08-15" calcext:value-type="date">
            <text:p>15/08/19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Lycaena phaleas</text:p>
          </table:table-cell>
          <table:table-cell table:number-columns-repeated="2"/>
          <table:table-cell office:value-type="date" office:date-value="2019-06-01" calcext:value-type="date">
            <text:p>01/06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intesia circe</text:p>
          </table:table-cell>
          <table:table-cell table:number-columns-repeated="2"/>
          <table:table-cell office:value-type="date" office:date-value="2019-06-09" calcext:value-type="date">
            <text:p>09/06/19</text:p>
          </table:table-cell>
          <table:table-cell table:style-name="Default"/>
          <table:table-cell table:number-columns-repeated="6"/>
          <table:table-cell office:value-type="string" calcext:value-type="string">
            <text:p>Zona 4</text:p>
          </table:table-cell>
        </table:table-row>
        <table:table-row table:style-name="ro1">
          <table:table-cell office:value-type="string" calcext:value-type="string">
            <text:p>Thymelicus acteon</text:p>
          </table:table-cell>
          <table:table-cell table:number-columns-repeated="2"/>
          <table:table-cell office:value-type="date" office:date-value="2019-06-22" calcext:value-type="date">
            <text:p>22/06/19</text:p>
          </table:table-cell>
          <table:table-cell table:number-columns-repeated="7"/>
          <table:table-cell office:value-type="string" calcext:value-type="string">
            <text:p>Zona de huertos y casetas de campo semiabandonados donde perduran algunas ornamentales como lilas, rosas etc. aunque la mayoria es maleza. En los alredores hay viñas, un olivar y una acequia de riego con abundantes cañas y zarzas </text:p>
          </table:table-cell>
        </table:table-row>
        <table:table-row table:style-name="ro1">
          <table:table-cell office:value-type="string" calcext:value-type="string">
            <text:p>Satyrium spini</text:p>
          </table:table-cell>
          <table:table-cell table:number-columns-repeated="2"/>
          <table:table-cell office:value-type="date" office:date-value="2019-06-22" calcext:value-type="date">
            <text:p>22/06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atyrium spini</text:p>
          </table:table-cell>
          <table:table-cell table:number-columns-repeated="2"/>
          <table:table-cell office:value-type="date" office:date-value="2019-06-22" calcext:value-type="date">
            <text:p>22/06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yrgus malvoides</text:p>
          </table:table-cell>
          <table:table-cell table:number-columns-repeated="2"/>
          <table:table-cell office:value-type="date" office:date-value="2019-07-23" calcext:value-type="date">
            <text:p>23/07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Cupido argiades</text:p>
          </table:table-cell>
          <table:table-cell table:number-columns-repeated="2"/>
          <table:table-cell office:value-type="date" office:date-value="2019-07-23" calcext:value-type="date">
            <text:p>23/07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nessa carduy</text:p>
          </table:table-cell>
          <table:table-cell table:number-columns-repeated="2"/>
          <table:table-cell office:value-type="date" office:date-value="2019-07-23" calcext:value-type="date">
            <text:p>23/07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pparchia statilinus</text:p>
          </table:table-cell>
          <table:table-cell table:number-columns-repeated="2"/>
          <table:table-cell office:value-type="date" office:date-value="2019-07-26" calcext:value-type="date">
            <text:p>26/07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caena phaleas</text:p>
          </table:table-cell>
          <table:table-cell table:number-columns-repeated="2"/>
          <table:table-cell office:value-type="date" office:date-value="2019-07-26" calcext:value-type="date">
            <text:p>26/07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cyreus marshalli</text:p>
          </table:table-cell>
          <table:table-cell table:number-columns-repeated="2"/>
          <table:table-cell office:value-type="date" office:date-value="2019-08-09" calcext:value-type="date">
            <text:p>09/08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genes nostrodamus</text:p>
          </table:table-cell>
          <table:table-cell table:number-columns-repeated="2"/>
          <table:table-cell office:value-type="date" office:date-value="2019-09-15" calcext:value-type="date">
            <text:p>15/09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litaea didyma </text:p>
          </table:table-cell>
          <table:table-cell table:number-columns-repeated="2"/>
          <table:table-cell office:value-type="date" office:date-value="2019-09-15" calcext:value-type="date">
            <text:p>15/09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niola jurtina</text:p>
          </table:table-cell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ntia daplidice 5825</text:p>
          </table:table-cell>
          <table:table-cell/>
          <table:table-cell table:style-name="ce1" office:value-type="date" office:date-value="2019-08-06" calcext:value-type="date">
            <text:p>06/08/19</text:p>
          </table:table-cell>
          <table:table-cell office:value-type="date" office:date-value="2019-08-19" calcext:value-type="date">
            <text:p>19/08/19</text:p>
          </table:table-cell>
          <table:table-cell table:style-name="ce5" office:value-type="string" calcext:value-type="string">
            <text:p>err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yommatus icarus 00 – Sector 8</text:p>
          </table:table-cell>
          <table:table-cell/>
          <table:table-cell table:style-name="ce1" office:value-type="date" office:date-value="2019-08-06" calcext:value-type="date">
            <text:p>06/08/19</text:p>
          </table:table-cell>
          <table:table-cell office:value-type="date" office:date-value="2019-08-19" calcext:value-type="date">
            <text:p>19/08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ricia cramera 00 – Sector 8</text:p>
          </table:table-cell>
          <table:table-cell/>
          <table:table-cell table:style-name="ce1" office:value-type="date" office:date-value="2019-08-06" calcext:value-type="date">
            <text:p>06/08/19</text:p>
          </table:table-cell>
          <table:table-cell office:value-type="date" office:date-value="2019-08-19" calcext:value-type="date">
            <text:p>19/08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olyommatus bellargus 5946 – Sector 8</text:p>
          </table:table-cell>
          <table:table-cell/>
          <table:table-cell table:style-name="ce1" office:value-type="date" office:date-value="2019-08-06" calcext:value-type="date">
            <text:p>06/08/19</text:p>
          </table:table-cell>
          <table:table-cell office:value-type="date" office:date-value="2019-08-19" calcext:value-type="date">
            <text:p>19/08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yronia cecilia 02 – Sector 1</text:p>
          </table:table-cell>
          <table:table-cell/>
          <table:table-cell table:style-name="ce1" office:value-type="date" office:date-value="2019-07-01" calcext:value-type="date">
            <text:p>01/07/19</text:p>
          </table:table-cell>
          <table:table-cell office:value-type="date" office:date-value="2019-08-20" calcext:value-type="date">
            <text:p>20/08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elanargia lachesis 00 – 01 <text:s/>-Sector 1</text:p>
          </table:table-cell>
          <table:table-cell/>
          <table:table-cell table:style-name="ce1" office:value-type="date" office:date-value="2019-07-01" calcext:value-type="date">
            <text:p>01/07/19</text:p>
          </table:table-cell>
          <table:table-cell office:value-type="date" office:date-value="2019-08-20" calcext:value-type="date">
            <text:p>20/08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Gonepterix rhamni – Sector 4</text:p>
          </table:table-cell>
          <table:table-cell/>
          <table:table-cell table:style-name="ce1" office:value-type="date" office:date-value="2019-06-05" calcext:value-type="date">
            <text:p>05/06/19</text:p>
          </table:table-cell>
          <table:table-cell office:value-type="date" office:date-value="2019-08-20" calcext:value-type="date">
            <text:p>20/08/19</text:p>
          </table:table-cell>
          <table:table-cell table:style-name="ce5" office:value-type="string" calcext:value-type="string">
            <text:p>error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16:23:45.6911913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5:46:22.328891839</meta:creation-date>
    <dc:date>2019-08-20T21:31:23.482863438</dc:date>
    <meta:editing-duration>PT7H42M29S</meta:editing-duration>
    <meta:editing-cycles>6</meta:editing-cycles>
    <meta:generator>LibreOffice/6.1.5.2$Linux_X86_64 LibreOffice_project/10$Build-2</meta:generator>
    <meta:document-statistic meta:table-count="1" meta:cell-count="87" meta:object-count="0"/>
  </office:meta>
</office:document-meta>
</file>